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433cm" fo:min-width="6.2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2.86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03cm" fo:min-width="3.309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703cm" fo:min-width="4.19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642cm" fo:min-width="4.199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039cm" fo:min-width="0.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6.731cm" svg:height="3.683cm" svg:x="20.972cm" svg:y="6.4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82cm" svg:height="3.095cm" svg:x="21.391cm" svg:y="6.795cm">
          <draw:text-box>
            <text:p text:style-name="P2"><text:span text:style-name="T1">S</text:span><text:span text:style-name="T1">a</text:span><text:span text:style-name="T1">t</text:span><text:span text:style-name="T1">e</text:span><text:span text:style-name="T1">l</text:span><text:span text:style-name="T1">l</text:span><text:span text:style-name="T1">i</text:span><text:span text:style-name="T1">t</text:span><text:span text:style-name="T1">e</text:span><text:span text:style-name="T1"> </text:span></text:p>
            <text:p text:style-name="P2"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s</text:span></text:p>
          </draw:text-box>
        </draw:frame>
        <draw:custom-shape draw:style-name="gr3" draw:text-style-name="P1" xml:id="id1" draw:id="id1" draw:layer="layout" svg:width="3.363cm" svg:height="1.905cm" svg:x="25.14cm" svg:y="11.239cm">
          <text:p text:style-name="P4">Attitude</text:p>
          <text:p text:style-name="P4"><text:s/>Controller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3.301cm" svg:height="5.587cm" svg:x="27.741cm" svg:y="7.223cm" svg:viewBox="0 0 3302 5588" draw:points="0,0 3302,0 3302,5588 762,5588">
          <text:p/>
        </draw:polyline>
        <draw:line draw:style-name="gr5" draw:text-style-name="P1" draw:layer="layout" svg:x1="28.813cm" svg:y1="12.811cm" svg:x2="28.503cm" svg:y2="12.811cm">
          <text:p/>
        </draw:line>
        <draw:polyline draw:style-name="gr4" draw:text-style-name="P1" draw:layer="layout" svg:width="2.158cm" svg:height="2.412cm" svg:x="27.741cm" svg:y="9.255cm" svg:viewBox="0 0 2159 2413" draw:points="0,0 2159,0 2159,2413 762,2413">
          <text:p/>
        </draw:polyline>
        <draw:line draw:style-name="gr5" draw:text-style-name="P1" draw:layer="layout" svg:x1="28.94cm" svg:y1="11.668cm" svg:x2="28.503cm" svg:y2="11.668cm">
          <text:p/>
        </draw:line>
        <draw:custom-shape draw:style-name="gr6" draw:text-style-name="P1" xml:id="id2" draw:id="id2" draw:layer="layout" svg:width="3.809cm" svg:height="1.953cm" svg:x="19.149cm" svg:y="11.239cm">
          <text:p text:style-name="P4">Desaturation</text:p>
          <text:p text:style-name="P4"><text:s/>Controll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696cm" svg:x1="25.14cm" svg:y1="12.191cm" svg:x2="22.958cm" svg:y2="12.215cm" draw:start-shape="id1" draw:start-glue-point="3" draw:end-shape="id2" draw:end-glue-point="1" svg:d="M25140 12191h-1788v24h-394" svg:viewBox="0 0 2183 25">
          <text:p/>
        </draw:connector>
        <draw:g>
          <svg:title>TexMaths</svg:title>
          <svg:desc>26§display§q§svg§600§FALSE§</svg:desc>
          <draw:polygon draw:style-name="gr7" draw:text-style-name="P5" draw:layer="layout" svg:width="0.441cm" svg:height="0.571cm" svg:x="28.377cm" svg:y="6.482cm" svg:viewBox="0 0 442 572" draw:points="221,572 0,572 0,0 442,0 442,572">
            <text:p/>
          </draw:polygon>
          <draw:path draw:style-name="gr8" draw:text-style-name="P6" draw:layer="layout" svg:width="0.379cm" svg:height="0.584cm" svg:x="28.413cm" svg:y="6.469cm" svg:viewBox="0 0 380 585" svg:d="M380 10c0-5-3-10-11-10-10 0-47 36-62 65-21-49-55-65-86-65-107 0-221 135-221 268 0 91 55 148 122 148 39 0 76-23 107-55-8 32-37 156-39 164-8 26-16 29-68 31-13 0-21 0-21 19 0 0 0 10 13 10 29 0 60-5 91-5 32 0 65 5 94 5 5 0 18 0 18-21 0-8-10-8-23-8-44 0-44-7-44-15s0-13 2-21zM125 395c-55 0-60-70-60-86 0-44 26-143 42-182 28-67 78-106 114-106 60 0 73 73 73 80 0 6-50 206-52 211-16 26-65 83-117 83z">
            <text:p/>
          </draw:path>
        </draw:g>
        <draw:g>
          <svg:title>TexMaths</svg:title>
          <svg:desc>26§display§\omega§svg§600§FALSE§</svg:desc>
          <draw:polygon draw:style-name="gr7" draw:text-style-name="P5" draw:layer="layout" svg:width="0.602cm" svg:height="0.394cm" svg:x="28.379cm" svg:y="8.483cm" svg:viewBox="0 0 603 395" draw:points="302,395 0,395 0,0 603,0 603,395">
            <text:p/>
          </draw:polygon>
          <draw:path draw:style-name="gr8" draw:text-style-name="P6" draw:layer="layout" svg:width="0.542cm" svg:height="0.415cm" svg:x="28.389cm" svg:y="8.47cm" svg:viewBox="0 0 543 416" svg:d="M543 65c0-42-15-65-36-65-24 0-47 21-47 44 0 8 3 18 13 26 16 16 31 39 31 78 0 37-15 89-44 133-29 39-62 70-107 70-52 0-80-34-88-83 11-24 31-83 31-109 0-11-5-21-15-21-8 0-18 2-26 15-11 19-21 78-21 112-31 44-68 86-125 86-60 0-80-55-80-107 0-114 93-210 93-223 0-11-8-18-15-18-13 0-19 13-26 20-47 68-81 177-81 263 0 62 21 130 96 130 65 0 109-44 141-96 10 54 44 96 101 96 73 0 117-55 151-125 20-44 54-169 54-226z">
            <text:p/>
          </draw:path>
        </draw:g>
        <draw:g>
          <svg:title>TexMaths</svg:title>
          <svg:desc>26§display§\tau_{ref}§svg§600§FALSE§</svg:desc>
          <draw:polygon draw:style-name="gr7" draw:text-style-name="P5" draw:layer="layout" svg:width="1.53cm" svg:height="0.654cm" svg:x="23.287cm" svg:y="11.087cm" svg:viewBox="0 0 1531 655" draw:points="764,655 0,655 0,0 1531,0 1531,655">
            <text:p/>
          </draw:polygon>
          <draw:path draw:style-name="gr8" draw:text-style-name="P6" draw:layer="layout" svg:width="0.443cm" svg:height="0.407cm" svg:x="23.31cm" svg:y="11.084cm" svg:viewBox="0 0 444 408" svg:d="M244 55h156c11 0 44 0 44-34 0-21-18-21-36-21h-257c-18 0-55 0-94 44-31 31-57 76-57 81 0 2 0 10 10 10 8 0 11-2 16-10 44-70 96-70 117-70h75l-91 293c-2 11-7 32-7 34 0 11 5 26 26 26 31 0 36-26 39-41z">
            <text:p/>
          </draw:path>
          <draw:path draw:style-name="gr8" draw:text-style-name="P6" draw:layer="layout" svg:width="0.298cm" svg:height="0.29cm" svg:x="23.716cm" svg:y="11.334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8" draw:text-style-name="P6" draw:layer="layout" svg:width="0.275cm" svg:height="0.29cm" svg:x="24.085cm" svg:y="11.334cm" svg:viewBox="0 0 276 291" svg:d="M101 138c19 0 71-3 104-13 47-18 58-50 58-68 0-36-37-57-81-57-78 0-182 60-182 169 0 65 42 122 117 122 109 0 159-65 159-73 0-5-6-10-11-10-2 0-5 0-10 5-50 60-125 60-138 60-39 0-65-26-65-78 0-10 0-21 8-57zM65 120c29-94 99-102 117-102 29 0 52 13 52 39 0 63-109 63-135 63z">
            <text:p/>
          </draw:path>
          <draw:path draw:style-name="gr8" draw:text-style-name="P6" draw:layer="layout" svg:width="0.342cm" svg:height="0.581cm" svg:x="24.433cm" svg:y="11.165cm" svg:viewBox="0 0 343 582" svg:d="M216 198h62c13 0 21 0 21-13 0-11-8-11-18-11h-60c13-80 18-109 23-127 3-16 19-29 34-29 0 0 18 0 29 8-26 8-26 31-26 34 0 15 10 26 26 26 15 0 36-16 36-39 0-31-34-47-65-47-28 0-60 16-78 49-13 24-18 52-31 125h-52c-13 0-21 0-21 16 0 8 8 8 21 8h47c0 5-42 236-57 304-3 15-13 62-45 62 0 0-15 0-28-5 26-10 28-34 28-36 0-16-10-24-26-24-18 0-36 13-36 39 0 29 31 44 62 44 42 0 71-41 78-54 24-44 37-122 39-130z">
            <text:p/>
          </draw:path>
        </draw:g>
        <draw:custom-shape draw:style-name="gr9" draw:text-style-name="P1" xml:id="id3" draw:id="id3" draw:layer="layout" svg:width="4.699cm" svg:height="1.953cm" svg:x="10.312cm" svg:y="8.753cm">
          <text:p text:style-name="P4">Reaction</text:p>
          <text:p text:style-name="P4">Wheels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4.699cm" svg:height="1.892cm" svg:x="10.312cm" svg:y="5.953cm">
          <text:p text:style-name="P4">Magnetorqu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7" draw:id="id7" draw:layer="layout" svg:width="1.88cm" svg:height="1.821cm" svg:x="16.844cm" svg:y="7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57cm" svg:y1="9.028cm" svg:x2="18.41cm" svg:y2="7.612cm">
          <text:p/>
        </draw:line>
        <draw:line draw:style-name="gr4" draw:text-style-name="P1" draw:layer="layout" svg:x1="17.157cm" svg:y1="7.612cm" svg:x2="18.41cm" svg:y2="9.028cm">
          <text:p/>
        </draw:line>
        <draw:g xml:id="id6" draw:id="id6">
          <svg:title>TexMaths</svg:title>
          <svg:desc>20§display§+§svg§600§FALSE§</svg:desc>
          <draw:polygon draw:style-name="gr7" draw:text-style-name="P5" draw:layer="layout" svg:width="0.448cm" svg:height="0.372cm" svg:x="17.621cm" svg:y="7.589cm" svg:viewBox="0 0 449 373" draw:points="225,373 0,373 0,0 449,0 449,373">
            <text:p/>
          </draw:polygon>
          <draw:path draw:style-name="gr8" draw:text-style-name="P6" draw:layer="layout" svg:width="0.386cm" svg:height="0.373cm" svg:x="17.654cm" svg:y="7.588cm" svg:viewBox="0 0 387 374" svg:d="M206 199h161c8 0 20 0 20-11 0-13-12-13-20-13h-161v-156c0-8 0-19-12-19-13 0-13 11-13 19v156h-161c-8 0-20 0-20 13 0 11 12 11 20 11h161v156c0 8 0 19 13 19 12 0 12-11 12-19z">
            <text:p/>
          </draw:path>
        </draw:g>
        <draw:g xml:id="id4" draw:id="id4">
          <svg:title>TexMaths</svg:title>
          <svg:desc>14§display§+§svg§600§FALSE§</svg:desc>
          <draw:polygon draw:style-name="gr7" draw:text-style-name="P5" draw:layer="layout" svg:width="0.381cm" svg:height="0.327cm" svg:x="17.659cm" svg:y="8.69cm" svg:viewBox="0 0 382 328" draw:points="192,328 0,328 0,0 382,0 382,328">
            <text:p/>
          </draw:polygon>
          <draw:path draw:style-name="gr8" draw:text-style-name="P6" draw:layer="layout" svg:width="0.328cm" svg:height="0.328cm" svg:x="17.687cm" svg:y="8.689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connector draw:style-name="gr5" draw:text-style-name="P1" draw:layer="layout" svg:x1="15.011cm" svg:y1="9.729cm" svg:x2="17.85cm" svg:y2="9.018cm" draw:start-shape="id3" draw:start-glue-point="1" draw:end-shape="id4" draw:end-glue-point="2" svg:d="M15011 9729h2839v-711" svg:viewBox="0 0 2840 712">
          <text:p/>
        </draw:connector>
        <draw:connector draw:style-name="gr5" draw:text-style-name="P1" draw:layer="layout" svg:x1="15.011cm" svg:y1="6.899cm" svg:x2="17.845cm" svg:y2="7.588cm" draw:start-shape="id5" draw:start-glue-point="1" draw:end-shape="id6" draw:end-glue-point="0" svg:d="M15011 6899h2834v689" svg:viewBox="0 0 2835 690">
          <text:p/>
        </draw:connector>
        <draw:connector draw:style-name="gr5" draw:text-style-name="P1" draw:layer="layout" svg:x1="18.724cm" svg:y1="8.321cm" svg:x2="20.972cm" svg:y2="8.302cm" draw:start-shape="id7" draw:start-glue-point="10" draw:end-shape="id8" draw:end-glue-point="3" svg:d="M18724 8321h1124v-19h1124" svg:viewBox="0 0 2249 20">
          <text:p/>
        </draw:connector>
        <draw:polyline draw:style-name="gr4" draw:text-style-name="P1" draw:layer="layout" svg:width="4.698cm" svg:height="0.888cm" svg:x="15.041cm" svg:y="10.398cm" svg:viewBox="0 0 4699 889" draw:points="0,0 4699,0 4699,889">
          <text:p/>
        </draw:polyline>
        <draw:line draw:style-name="gr5" draw:text-style-name="P1" draw:layer="layout" svg:x1="19.74cm" svg:y1="10.398cm" svg:x2="19.74cm" svg:y2="11.287cm">
          <text:p/>
        </draw:line>
        <draw:connector draw:style-name="gr5" draw:text-style-name="P1" draw:layer="layout" svg:x1="9.91cm" svg:y1="9.729cm" svg:x2="10.312cm" svg:y2="9.729cm" draw:end-shape="id3" draw:end-glue-point="3" svg:d="M9910 9729h402" svg:viewBox="0 0 403 1">
          <text:p/>
        </draw:connector>
        <draw:polyline draw:style-name="gr4" draw:text-style-name="P1" draw:layer="layout" svg:width="10.794cm" svg:height="1.904cm" draw:transform="rotate (-3.14159265358979) translate (19.105cm 11.668cm)" svg:viewBox="0 0 10795 1905" draw:points="0,0 10795,0 10795,1905 9271,1905">
          <text:p/>
        </draw:polyline>
        <draw:connector draw:style-name="gr5" draw:text-style-name="P1" draw:layer="layout" draw:line-skew="0.08cm" svg:x1="9.982cm" svg:y1="6.927cm" svg:x2="10.312cm" svg:y2="6.899cm" draw:end-shape="id5" draw:end-glue-point="3" svg:d="M9982 6927h-92v-28h422" svg:viewBox="0 0 423 29">
          <text:p/>
        </draw:connector>
        <draw:polyline draw:style-name="gr4" draw:text-style-name="P1" draw:layer="layout" svg:width="12.064cm" svg:height="5.968cm" draw:transform="rotate (-3.14159265358979) translate (19.161cm 12.938cm)" svg:viewBox="0 0 12065 5969" draw:points="0,0 12065,0 12065,5969 9144,5969">
          <text:p/>
        </draw:polyline>
        <draw:g>
          <svg:title>TexMaths</svg:title>
          <svg:desc>26§display§h_{rw}§svg§600§FALSE§</svg:desc>
          <draw:polygon draw:style-name="gr7" draw:text-style-name="P5" draw:layer="layout" svg:width="1.426cm" svg:height="0.771cm" svg:x="18.29cm" svg:y="9.569cm" svg:viewBox="0 0 1427 772" draw:points="715,772 0,772 0,0 1427,0 1427,772">
            <text:p/>
          </draw:polygon>
          <draw:path draw:style-name="gr8" draw:text-style-name="P6" draw:layer="layout" svg:width="0.451cm" svg:height="0.646cm" svg:x="18.339cm" svg:y="9.566cm" svg:viewBox="0 0 452 647" svg:d="M213 10c0 0 0-10-13-10-21 0-88 8-112 10-7 0-15 0-15 19 0 10 8 10 21 10 44 0 46 5 46 16l-2 18-135 528c-3 13-3 15-3 20 0 21 18 26 26 26 16 0 31-10 34-23l18-70 21-83c5-21 10-42 15-63 3-5 8-34 11-39 2-10 31-60 62-86 21-15 47-31 89-31 39 0 49 31 49 63 0 49-36 150-57 205-8 23-13 34-13 52 0 42 34 75 75 75 86 0 122-135 122-143 0-7-10-7-13-7-8 0-8 2-13 15-13 50-44 115-93 115-16 0-24-11-24-32 0-20 11-44 19-65 13-39 54-148 54-200 0-60-36-99-104-99-60 0-101 29-138 71z">
            <text:p/>
          </draw:path>
          <draw:path draw:style-name="gr8" draw:text-style-name="P6" draw:layer="layout" svg:width="0.298cm" svg:height="0.29cm" svg:x="18.844cm" svg:y="10.055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8" draw:text-style-name="P6" draw:layer="layout" svg:width="0.469cm" svg:height="0.29cm" svg:x="19.202cm" svg:y="10.055cm" svg:viewBox="0 0 470 291" svg:d="M309 81c3-19 11-50 11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7 0 76 68 86 104 86 13 0 45 0 73-41 13 28 50 41 89 41 57 0 85-49 98-75 29-55 44-135 44-164 0-49-26-52-31-52-15 0-34 18-34 34 0 10 6 15 11 21 15 13 23 31 23 52 0 7-26 166-109 166-52 0-52-47-52-57 0-18 3-29 13-65z">
            <text:p/>
          </draw:path>
        </draw:g>
        <draw:g>
          <svg:title>TexMaths</svg:title>
          <svg:desc>26§display§\tau_{ref, hw}§svg§600§FALSE§</svg:desc>
          <draw:polygon draw:style-name="gr7" draw:text-style-name="P5" draw:layer="layout" svg:width="2.677cm" svg:height="0.654cm" svg:x="7.488cm" svg:y="8.789cm" svg:viewBox="0 0 2678 655" draw:points="1339,655 0,655 0,0 2678,0 2678,655">
            <text:p/>
          </draw:polygon>
          <draw:path draw:style-name="gr8" draw:text-style-name="P6" draw:layer="layout" svg:width="0.444cm" svg:height="0.407cm" svg:x="7.511cm" svg:y="8.786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8" draw:text-style-name="P6" draw:layer="layout" svg:width="0.298cm" svg:height="0.29cm" svg:x="7.917cm" svg:y="9.036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8" draw:text-style-name="P6" draw:layer="layout" svg:width="0.275cm" svg:height="0.29cm" svg:x="8.286cm" svg:y="9.036cm" svg:viewBox="0 0 276 291" svg:d="M101 138c19 0 71-3 104-13 47-18 58-50 58-68 0-36-37-57-81-57-78 0-182 60-182 169 0 65 42 122 117 122 109 0 159-65 159-73 0-5-6-10-11-10-2 0-5 0-10 5-50 60-125 60-138 60-39 0-65-26-65-78 0-10 0-21 8-57zM65 120c29-94 99-102 117-102 29 0 52 13 52 39 0 63-109 63-135 63z">
            <text:p/>
          </draw:path>
          <draw:path draw:style-name="gr8" draw:text-style-name="P6" draw:layer="layout" svg:width="0.342cm" svg:height="0.581cm" svg:x="8.635cm" svg:y="8.867cm" svg:viewBox="0 0 343 582" svg:d="M216 198h62c13 0 21 0 21-13 0-11-8-11-18-11h-60c13-80 18-109 23-127 3-16 19-29 34-29 0 0 18 0 29 8-26 8-26 31-26 34 0 15 10 26 26 26 15 0 36-16 36-39 0-31-34-47-65-47-28 0-60 16-78 49-13 24-18 52-31 125h-52c-13 0-21 0-21 16 0 8 8 8 21 8h47c0 5-42 236-57 304-3 15-13 62-45 62 0 0-15 0-28-5 26-10 28-34 28-36 0-16-10-24-26-24-18 0-36 13-36 39 0 29 31 44 62 44 42 0 71-41 78-54 24-44 37-122 39-130z">
            <text:p/>
          </draw:path>
          <draw:path draw:style-name="gr8" draw:text-style-name="P6" draw:layer="layout" svg:width="0.082cm" svg:height="0.199cm" svg:x="9.048cm" svg:y="9.244cm" svg:viewBox="0 0 83 200" svg:d="M65 65c0 34-5 75-52 117-3 3-3 5-3 8 0 5 6 10 8 10 11 0 65-52 65-130 0-39-15-70-47-70-20 0-36 16-36 36 0 21 16 39 39 39 16 0 26-10 26-10z">
            <text:p/>
          </draw:path>
          <draw:path draw:style-name="gr8" draw:text-style-name="P6" draw:layer="layout" svg:width="0.35cm" svg:height="0.451cm" svg:x="9.24cm" svg:y="8.874cm" svg:viewBox="0 0 351 452" svg:d="M153 18c0 0 3-8 3-10 0-3-3-8-10-8-13 0-68 5-84 5-5 3-13 3-13 16 0 10 8 10 16 10 31 0 31 3 31 8s0 10-2 16l-91 364c-3 10-3 13-3 13 0 10 8 20 21 20 8 0 21-2 28-15 0-5 8-29 11-42l15-57c0-10 8-34 8-44 8-24 8-24 21-44 21-32 52-68 104-68 34 0 36 29 36 44 0 39-26 109-36 138-8 16-10 23-10 34 0 34 28 54 59 54 65 0 94-88 94-98 0-8-8-8-10-8-8 0-11 5-13 10-13 52-42 78-68 78-13 0-16-8-16-21 0-15 3-23 16-52 8-20 34-88 34-124 0-11 0-39-24-58-13-7-31-15-59-15-50 0-84 23-107 52z">
            <text:p/>
          </draw:path>
          <draw:path draw:style-name="gr8" draw:text-style-name="P6" draw:layer="layout" svg:width="0.47cm" svg:height="0.29cm" svg:x="9.649cm" svg:y="9.036cm" svg:viewBox="0 0 471 291" svg:d="M307 81c5-19 13-50 13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7 0 76 68 86 104 86 13 0 45 0 73-41 13 28 50 41 89 41 57 0 85-49 98-75 29-55 45-135 45-164 0-49-26-52-32-52-15 0-33 18-33 34 0 10 5 15 10 21 16 13 23 31 23 52 0 7-26 166-109 166-52 0-52-47-52-57 0-18 3-29 13-65z">
            <text:p/>
          </draw:path>
        </draw:g>
        <draw:g>
          <svg:title>TexMaths</svg:title>
          <svg:desc>26§display§\tau_{ref, mt}§svg§600§FALSE§</svg:desc>
          <draw:polygon draw:style-name="gr7" draw:text-style-name="P5" draw:layer="layout" svg:width="2.628cm" svg:height="0.654cm" svg:x="7.488cm" svg:y="5.991cm" svg:viewBox="0 0 2629 655" draw:points="1313,655 0,655 0,0 2629,0 2629,655">
            <text:p/>
          </draw:polygon>
          <draw:path draw:style-name="gr8" draw:text-style-name="P6" draw:layer="layout" svg:width="0.444cm" svg:height="0.407cm" svg:x="7.511cm" svg:y="5.988cm" svg:viewBox="0 0 445 408" svg:d="M244 55h156c11 0 45 0 45-34 0-21-19-21-37-21h-257c-18 0-55 0-94 44-31 31-57 76-57 81 0 2 0 10 10 10 8 0 11-2 16-10 44-70 96-70 117-70h75l-91 293c-2 11-7 32-7 34 0 11 5 26 26 26 31 0 36-26 39-41z">
            <text:p/>
          </draw:path>
          <draw:path draw:style-name="gr8" draw:text-style-name="P6" draw:layer="layout" svg:width="0.298cm" svg:height="0.29cm" svg:x="7.917cm" svg:y="6.238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3c-2 8-7 24-7 26 0 13 13 21 23 21 8 0 21-5 26-18 3-5 8-34 13-49z">
            <text:p/>
          </draw:path>
          <draw:path draw:style-name="gr8" draw:text-style-name="P6" draw:layer="layout" svg:width="0.275cm" svg:height="0.29cm" svg:x="8.286cm" svg:y="6.238cm" svg:viewBox="0 0 276 291" svg:d="M101 138c19 0 71-3 104-13 47-18 58-50 58-68 0-36-37-57-81-57-78 0-182 60-182 169 0 65 42 122 117 122 109 0 159-65 159-73 0-5-6-10-11-10-2 0-5 0-10 5-50 60-125 60-138 60-39 0-65-26-65-78 0-10 0-21 8-57zM65 120c29-94 99-102 117-102 29 0 52 13 52 39 0 63-109 63-135 63z">
            <text:p/>
          </draw:path>
          <draw:path draw:style-name="gr8" draw:text-style-name="P6" draw:layer="layout" svg:width="0.342cm" svg:height="0.581cm" svg:x="8.635cm" svg:y="6.069cm" svg:viewBox="0 0 343 582" svg:d="M216 198h62c13 0 21 0 21-13 0-11-8-11-18-11h-60c13-80 18-109 23-127 3-16 19-29 34-29 0 0 18 0 29 8-26 8-26 31-26 34 0 15 10 26 26 26 15 0 36-16 36-39 0-31-34-47-65-47-28 0-60 16-78 49-13 24-18 52-31 125h-52c-13 0-21 0-21 16 0 8 8 8 21 8h47c0 5-42 236-57 304-3 15-13 62-45 62 0 0-15 0-28-5 26-10 28-34 28-36 0-16-10-24-26-24-18 0-36 13-36 39 0 29 31 44 62 44 42 0 71-41 78-54 24-44 37-122 39-130z">
            <text:p/>
          </draw:path>
          <draw:path draw:style-name="gr8" draw:text-style-name="P6" draw:layer="layout" svg:width="0.082cm" svg:height="0.199cm" svg:x="9.048cm" svg:y="6.446cm" svg:viewBox="0 0 83 200" svg:d="M65 65c0 34-5 75-52 117-3 3-3 5-3 8 0 5 6 10 8 10 11 0 65-52 65-130 0-39-15-70-47-70-20 0-36 16-36 36 0 21 16 39 39 39 16 0 26-10 26-10z">
            <text:p/>
          </draw:path>
          <draw:path draw:style-name="gr8" draw:text-style-name="P6" draw:layer="layout" svg:width="0.589cm" svg:height="0.29cm" svg:x="9.222cm" svg:y="6.238cm" svg:viewBox="0 0 590 291" svg:d="M250 231c-6 13-11 37-11 39 0 13 13 21 24 21 10 0 20-8 23-15 3-6 8-26 13-39 3-13 10-42 13-58 5-15 8-28 10-44 8-28 8-28 21-49 21-31 52-68 102-68 36 0 39 29 39 44 0 39-29 112-39 138-6 18-8 24-8 37 0 33 28 54 60 54 65 0 93-88 93-99 0-7-8-7-10-7-11 0-11 2-13 10-13 52-42 78-68 78-13 0-15-8-15-23 0-13 2-24 15-52 5-19 34-89 34-125 0-11 0-37-26-55-10-10-29-18-60-18-57 0-91 39-112 65-5-55-52-65-83-65-54 0-91 34-109 60-5-47-42-60-70-60-26 0-42 21-50 34-15 26-23 62-23 65 0 8 8 8 10 8 11 0 11-3 16-19 8-39 21-70 47-70 15 0 21 13 21 31 0 13-6 37-11 55-5 16-10 44-15 57l-19 83c-2 8-7 24-7 26 0 13 13 21 20 21 13 0 24-8 26-15 3-6 8-26 13-39 3-13 11-42 13-58 3-15 8-28 11-44 8-26 8-31 28-57 16-26 47-60 97-60 36 0 36 34 36 44 0 19-3 26-10 63z">
            <text:p/>
          </draw:path>
          <draw:path draw:style-name="gr8" draw:text-style-name="P6" draw:layer="layout" svg:width="0.217cm" svg:height="0.407cm" svg:x="9.865cm" svg:y="6.121cm" svg:viewBox="0 0 218 408" svg:d="M133 148h65c13 0 20 0 20-15 0-8-7-8-18-8h-62l23-96c3-3 3-6 3-8 0-13-8-21-21-21-18 0-26 10-31 29-5 15 2-16-26 96h-65c-13 0-21 0-21 13 0 10 8 10 18 10h63l-39 151c-3 18-8 39-8 49 0 37 31 60 67 60 73 0 115-88 115-99 0-7-11-7-11-7-7 0-10 2-15 13-18 39-50 75-86 75-13 0-23-8-23-31 0-5 2-21 5-26z">
            <text:p/>
          </draw:path>
        </draw:g>
        <draw:g>
          <svg:title>TexMaths</svg:title>
          <svg:desc>26§display§N_{act}§svg§600§FALSE§</svg:desc>
          <draw:polygon draw:style-name="gr7" draw:text-style-name="P5" draw:layer="layout" svg:width="1.728cm" svg:height="0.761cm" svg:x="18.949cm" svg:y="7.247cm" svg:viewBox="0 0 1729 762" draw:points="866,762 0,762 0,0 1729,0 1729,762">
            <text:p/>
          </draw:polygon>
          <draw:path draw:style-name="gr8" draw:text-style-name="P6" draw:layer="layout" svg:width="0.771cm" svg:height="0.626cm" svg:x="18.985cm" svg:y="7.244cm" svg:viewBox="0 0 772 627" svg:d="M658 96c8-36 26-65 99-67 5 0 15 0 15-19 0 0 0-10-13-10-28 0-62 3-91 3-31 0-65-3-93-3-6 0-19 0-19 18 0 11 11 11 19 11 52 0 62 20 62 39 0 5-3 18-3 20l-104 409-202-479c-8-18-8-18-29-18h-122c-18 0-29 0-29 18 0 11 11 11 26 11 5 0 63 0 63 7l-123 495c-7 36-23 65-98 67-6 0-16 0-16 19 0 7 5 10 13 10 29 0 60-3 91-3s65 3 94 3c5 0 18 0 18-18 0-11-11-11-21-11-52-2-60-21-60-39 0-8 3-13 5-23l120-484c5 5 5 8 8 16l229 541c7 15 10 18 18 18 10 0 10-3 13-18z">
            <text:p/>
          </draw:path>
          <draw:path draw:style-name="gr8" draw:text-style-name="P6" draw:layer="layout" svg:width="0.327cm" svg:height="0.29cm" svg:x="19.719cm" svg:y="7.723cm" svg:viewBox="0 0 328 291" svg:d="M234 39c-16-23-36-39-68-39-83 0-166 91-166 185 0 62 42 106 96 106 37 0 68-20 94-44 10 37 49 44 65 44 23 0 39-15 52-33 13-26 21-63 21-65 0-8-8-8-8-8-11 0-11 2-16 18-8 31-21 70-47 70-15 0-20-13-20-31 0-10 5-34 7-52 6-16 13-44 16-57l13-50c3-15 10-47 10-49 0-16-10-21-20-21-11 0-26 8-29 26zM192 203c-5 18-20 31-33 44-6 5-32 26-60 26-24 0-47-15-47-62 0-34 18-107 34-130 28-52 62-63 80-63 45 0 58 50 58 57 0 3 0 6-3 8z">
            <text:p/>
          </draw:path>
          <draw:path draw:style-name="gr8" draw:text-style-name="P6" draw:layer="layout" svg:width="0.28cm" svg:height="0.29cm" svg:x="20.114cm" svg:y="7.723cm" svg:viewBox="0 0 281 291" svg:d="M242 36c-24 6-31 24-31 37 0 18 13 23 23 23 16 0 39-8 39-39 0-44-52-57-86-57-96 0-187 88-187 179 0 55 39 112 120 112 109 0 161-65 161-72 0-6-8-11-13-11-3 0-5 0-11 5-49 60-124 60-137 60-45 0-65-31-65-73 0-18 7-88 41-132 24-32 57-50 91-50 8 0 39 0 55 18z">
            <text:p/>
          </draw:path>
          <draw:path draw:style-name="gr8" draw:text-style-name="P6" draw:layer="layout" svg:width="0.217cm" svg:height="0.407cm" svg:x="20.428cm" svg:y="7.606cm" svg:viewBox="0 0 218 408" svg:d="M133 148h65c13 0 20 0 20-15 0-8-7-8-18-8h-62l23-96c0-3 3-6 3-8 0-13-8-21-21-21-18 0-26 10-31 29-5 15 2-16-26 96h-65c-13 0-21 0-21 13 0 10 8 10 18 10h63l-39 151c-3 18-8 39-8 50 0 36 31 59 67 59 73 0 115-88 115-98 0-8-11-8-11-8-7 0-10 2-15 13-18 39-50 75-86 75-13 0-23-8-23-31 0-5 2-21 5-2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14:37.587697672</meta:creation-date>
    <meta:generator>LibreOffice/5.1.6.2$Linux_X86_64 LibreOffice_project/10m0$Build-2</meta:generator>
    <dc:date>2018-04-20T01:46:31.277215281</dc:date>
    <meta:editing-duration>PT31M46S</meta:editing-duration>
    <meta:editing-cycles>20</meta:editing-cycles>
    <meta:document-statistic meta:object-count="70"/>
  </office:meta>
</office:document-meta>
</file>